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Table_20_Contents">
      <style:paragraph-properties fo:margin-top="0cm" fo:margin-bottom="0.499cm"/>
    </style:style>
    <style:style style:name="P2" style:family="paragraph" style:parent-style-name="Table_20_Contents">
      <style:paragraph-properties fo:margin-top="0cm" fo:margin-bottom="0.499cm" fo:text-align="center" style:justify-single-word="false"/>
    </style:style>
    <style:style style:name="P3" style:family="paragraph" style:parent-style-name="Table_20_Contents">
      <style:paragraph-properties fo:margin-top="0cm" fo:margin-bottom="0.499cm"/>
      <style:text-properties style:font-size-asian="7.5pt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>
      <style:text-properties style:font-name="文泉驛微米黑" fo:font-size="14pt" style:font-name-asian="文泉驛微米黑" style:font-size-asian="14pt" style:font-size-complex="14pt"/>
    </style:style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style:font-size-asian="7.5pt"/>
    </style:style>
    <style:style style:name="T2" style:family="text">
      <style:text-properties fo:font-size="7.5pt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c0"/>
    </style:style>
    <style:style style:name="T9" style:family="text">
      <style:text-properties fo:color="#0000c0" fo:font-style="italic" style:font-style-asian="italic" style:font-style-complex="italic"/>
    </style:style>
    <style:style style:name="T10" style:family="text">
      <style:text-properties fo:color="#3f7f5f"/>
    </style:style>
    <style:style style:name="T11" style:family="text">
      <style:text-properties fo:color="#7f9fbf" fo:font-weight="bold" style:font-weight-asian="bold" style:font-weight-complex="bold"/>
    </style:style>
    <style:style style:name="T12" style:family="text">
      <style:text-properties fo:color="#6464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学习疯狂Android 讲义2</text:p>
      <text:p text:style-name="Standard"/>
      <text:p text:style-name="P7">Android 应用的基本组件介绍</text:p>
      <text:p text:style-name="Standard"/>
      <text:p text:style-name="Standard">Activity为Android 应用提供了可视化用户界面，多个Activity组成Activity栈，当前活动的Activity位于栈顶。Activity包含setContentView()方法设置显示，setTheme(int resid)方法来设置其窗口的风格。</text:p>
      <text:p text:style-name="Standard"/>
      <text:p text:style-name="Standard">View组件是所有UI控件、容器控伯的基类。</text:p>
      <text:p text:style-name="Standard"/>
      <text:p text:style-name="Standard">Service一般不需要与用户交互，没有图形用户界面，一般为其它组件提供后台服务或监控其他民组件的运行状态。</text:p>
      <text:p text:style-name="Standard"/>
      <text:p text:style-name="Standard">BroadcastReceiver如其名广播消息接收器。与普通事件监听器不同：普通事件监听器监听事件源是程序中的对象；而它的是Android应用中的其他组件。两者比较未完待续....</text:p>
      <text:p text:style-name="Standard">使用BroadcastReceiver组件:</text:p>
      <text:list xml:id="list281076777" text:style-name="L3">
        <text:list-item>
          <text:p text:style-name="P4">将需要实现的动作重写在onReceive(Context context,Intent intent)</text:p>
        </text:list-item>
        <text:list-item>
          <text:p text:style-name="P4">用IntentFilter完成过滤，可直接使用系统原有的IntentFilter或者自建（filter=new IntentFilter(“....”）。</text:p>
        </text:list-item>
        <text:list-item>
          <text:p text:style-name="P4">注册使用，可以注册时将Receiver与Filter关联，也可以在Manifest里直接声明。注意生命周期结合使用。</text:p>
        </text:list-item>
      </text:list>
      <text:p text:style-name="Standard">发送广播：</text:p>
      <text:list xml:id="list1388161819" text:style-name="L4">
        <text:list-item>
          <text:p text:style-name="P5">系统自发</text:p>
        </text:list-item>
        <text:list-item>
          <text:p text:style-name="P5">sendBroadcast() sendStickyBroadcast() 或sendOrderedBroadcast()</text:p>
        </text:list-item>
      </text:list>
      <text:p text:style-name="Standard"/>
      <text:p text:style-name="Standard">ContentProvider：跨应用的数据交换“数据库”</text:p>
      <text:p text:style-name="Standard"/>
      <text:p text:style-name="Standard">Intent 和IntentFilter</text:p>
      <text:list xml:id="list704804228" text:style-name="L5">
        <text:list-item>
          <text:p text:style-name="P6">Intent　Android 应用内不同组件之间通信的载体。</text:p>
        </text:list-item>
        <text:list-item>
          <text:p text:style-name="P6">显式和隐式。</text:p>
        </text:list-item>
      </text:list>
      <text:p text:style-name="Standard"/>
      <text:p text:style-name="P7">View及自定义View (人往往被看到的所骗)</text:p>
      <text:p text:style-name="Standard"/>
      <text:p text:style-name="Standard">混合使用XML布局文件和代码来控制ＵＩ界面时，习惯上把变化小、行为比较固定的组件放在ＸＭＬ布局文件中管理，而那些变化较多、行为控制比较复杂的组件则交给ｊａｖａ代码来管理。</text:p>
      <text:p text:style-name="Standard"/>
      <text:p text:style-name="Standard">简单图片浏览及跟随手指的小球</text:p>
      <text:p text:style-name="P11"/>
      <text:p text:style-name="P11"><text:span text:style-name="T3">public</text:span><text:span text:style-name="T5"> </text:span><text:span text:style-name="T3">class</text:span><text:span text:style-name="T5"> DrawView </text:span><text:span text:style-name="T3">extends</text:span><text:span text:style-name="T5"> View {</text:span></text:p>
      <text:p text:style-name="P11"><text:span text:style-name="T5"><text:tab/></text:span><text:span text:style-name="T3">public</text:span><text:span text:style-name="T5"> </text:span><text:span text:style-name="T3">float</text:span><text:span text:style-name="T5"> </text:span><text:span text:style-name="T8">currentX</text:span><text:span text:style-name="T5">=40;</text:span></text:p>
      <text:p text:style-name="P11"><text:span text:style-name="T5"><text:tab/></text:span><text:span text:style-name="T3">public</text:span><text:span text:style-name="T5"> </text:span><text:span text:style-name="T3">float</text:span><text:span text:style-name="T5"> </text:span><text:span text:style-name="T8">currentY</text:span><text:span text:style-name="T5">=50;</text:span></text:p>
      <text:p text:style-name="P12"><text:tab/></text:p>
      <text:p text:style-name="P11"><text:span text:style-name="T5"><text:tab/></text:span><text:span text:style-name="T3">public</text:span><text:span text:style-name="T5"> DrawView(Context context) {</text:span></text:p>
      <text:p text:style-name="P11"><text:span text:style-name="T5"><text:tab/><text:tab/></text:span><text:span text:style-name="T3">super</text:span><text:span text:style-name="T5">(context);</text:span></text:p>
      <text:p text:style-name="P11"><text:span text:style-name="T5"><text:tab/><text:tab/></text:span><text:span text:style-name="T10">// </text:span><text:span text:style-name="T11">TODO</text:span><text:span text:style-name="T10"> Auto-generated constructor stub</text:span></text:p>
      <text:p text:style-name="P12"><text:tab/>}</text:p>
      <text:p text:style-name="P11"><text:span text:style-name="T5"><text:tab/></text:span><text:span text:style-name="T12">@Override</text:span></text:p>
      <text:p text:style-name="P11"><text:soft-page-break/><text:span text:style-name="T5"><text:tab/></text:span><text:span text:style-name="T3">protected</text:span><text:span text:style-name="T5"> </text:span><text:span text:style-name="T3">void</text:span><text:span text:style-name="T5"> onDraw(Canvas canvas) {</text:span></text:p>
      <text:p text:style-name="P11"><text:span text:style-name="T5"><text:tab/><text:tab/></text:span><text:span text:style-name="T10">// </text:span><text:span text:style-name="T11">TODO</text:span><text:span text:style-name="T10"> Auto-generated method stub</text:span></text:p>
      <text:p text:style-name="P11"><text:span text:style-name="T5"><text:tab/><text:tab/></text:span><text:span text:style-name="T3">super</text:span><text:span text:style-name="T5">.onDraw(canvas);</text:span></text:p>
      <text:p text:style-name="P11"><text:span text:style-name="T5"><text:tab/><text:tab/>Paint p=</text:span><text:span text:style-name="T4">new</text:span><text:span text:style-name="T6"> Paint()</text:span><text:span text:style-name="T5">;</text:span></text:p>
      <text:p text:style-name="P11"><text:span text:style-name="T5"><text:tab/><text:tab/>p.setColor(Color.</text:span><text:span text:style-name="T9">BLUE</text:span><text:span text:style-name="T5">);</text:span></text:p>
      <text:p text:style-name="P11"><text:span text:style-name="T5"><text:tab/><text:tab/>canvas.drawCircle(</text:span><text:span text:style-name="T8">currentX</text:span><text:span text:style-name="T5">, </text:span><text:span text:style-name="T8">currentY</text:span><text:span text:style-name="T5">, 15, p);</text:span></text:p>
      <text:p text:style-name="P12"><text:tab/>}</text:p>
      <text:p text:style-name="P12">}</text:p>
      <text:p text:style-name="Standard"/>
      <text:p text:style-name="P10"><text:span text:style-name="T3">public</text:span><text:span text:style-name="T5"> </text:span><text:span text:style-name="T3">class</text:span><text:span text:style-name="T5"> StudyView </text:span><text:span text:style-name="T3">extends</text:span><text:span text:style-name="T5"> Activity {</text:span></text:p>
      <text:p text:style-name="P11"><text:span text:style-name="T5"><text:tab/></text:span><text:span text:style-name="T3">int</text:span><text:span text:style-name="T5">[] </text:span><text:span text:style-name="T8">images</text:span><text:span text:style-name="T5"> = </text:span><text:span text:style-name="T3">new</text:span><text:span text:style-name="T5"> </text:span><text:span text:style-name="T3">int</text:span><text:span text:style-name="T5">[] { R.drawable.</text:span><text:span text:style-name="T9">ee</text:span><text:span text:style-name="T5">, R.drawable.</text:span><text:span text:style-name="T9">java</text:span><text:span text:style-name="T5">, R.drawable.</text:span><text:span text:style-name="T9">wc</text:span><text:span text:style-name="T5">,</text:span></text:p>
      <text:p text:style-name="P11"><text:span text:style-name="T5"><text:tab/><text:tab/><text:tab/>R.drawable.</text:span><text:span text:style-name="T9">webapp</text:span><text:span text:style-name="T5">, R.drawable.</text:span><text:span text:style-name="T9">instagram</text:span><text:span text:style-name="T5">, };</text:span></text:p>
      <text:p text:style-name="P12"><text:tab/></text:p>
      <text:p text:style-name="P11"><text:span text:style-name="T5"><text:tab/></text:span><text:span text:style-name="T3">int</text:span><text:span text:style-name="T5"> </text:span><text:span text:style-name="T8">currentImg</text:span><text:span text:style-name="T5">=0;</text:span></text:p>
      <text:p text:style-name="P11"><text:span text:style-name="T5"><text:tab/></text:span><text:span text:style-name="T12">@Override</text:span></text:p>
      <text:p text:style-name="P11"><text:span text:style-name="T5"><text:tab/></text:span><text:span text:style-name="T3">public</text:span><text:span text:style-name="T5"> </text:span><text:span text:style-name="T3">void</text:span><text:span text:style-name="T5"> onCreate(Bundle savedInstanceState) {</text:span></text:p>
      <text:p text:style-name="P11"><text:span text:style-name="T5"><text:tab/><text:tab/></text:span><text:span text:style-name="T3">super</text:span><text:span text:style-name="T5">.onCreate(savedInstanceState);</text:span></text:p>
      <text:p text:style-name="P11"><text:span text:style-name="T5"><text:tab/><text:tab/>getWindow().setFlags(WindowManager.LayoutParams.</text:span><text:span text:style-name="T9">FLAG_FULLSCREEN</text:span><text:span text:style-name="T5">,</text:span></text:p>
      <text:p text:style-name="P11"><text:span text:style-name="T5"><text:tab/><text:tab/><text:tab/><text:tab/>WindowManager.LayoutParams.</text:span><text:span text:style-name="T9">FLAG_FULLSCREEN</text:span><text:span text:style-name="T5">);</text:span></text:p>
      <text:p text:style-name="P11"><text:span text:style-name="T5"><text:tab/><text:tab/>requestWindowFeature(Window.</text:span><text:span text:style-name="T9">FEATURE_NO_TITLE</text:span><text:span text:style-name="T5">);</text:span></text:p>
      <text:p text:style-name="P11"><text:span text:style-name="T5"><text:tab/><text:tab/>setContentView(R.layout.</text:span><text:span text:style-name="T9">main</text:span><text:span text:style-name="T5">);</text:span></text:p>
      <text:p text:style-name="P11"><text:span text:style-name="T5"><text:tab/><text:tab/>LinearLayout main=(LinearLayout)findViewById(R.id.</text:span><text:span text:style-name="T9">LinearLayout1</text:span><text:span text:style-name="T5">);</text:span></text:p>
      <text:p text:style-name="P13">//<text:tab/><text:tab/>final DrawView draw=new DrawView(this);</text:p>
      <text:p text:style-name="P13">//<text:tab/><text:tab/>draw.setMinimumWidth(300);</text:p>
      <text:p text:style-name="P13">//<text:tab/><text:tab/>draw.setMinimumHeight(300);</text:p>
      <text:p text:style-name="P13">//<text:tab/><text:tab/>draw.setOnTouchListener(new OnTouchListener() {</text:p>
      <text:p text:style-name="P13">//<text:tab/><text:tab/><text:tab/></text:p>
      <text:p text:style-name="P13">//<text:tab/><text:tab/><text:tab/>@Override</text:p>
      <text:p text:style-name="P13">//<text:tab/><text:tab/><text:tab/>public boolean onTouch(View v, MotionEvent event) {</text:p>
      <text:p text:style-name="P13">//<text:tab/><text:tab/><text:tab/><text:tab/>draw.currentX=event.getX();</text:p>
      <text:p text:style-name="P13">//<text:tab/><text:tab/><text:tab/><text:tab/>draw.currentY=event.getY();</text:p>
      <text:p text:style-name="P13">//<text:tab/><text:tab/><text:tab/><text:tab/>draw.invalidate();</text:p>
      <text:p text:style-name="P13">//<text:tab/><text:tab/><text:tab/><text:tab/>return true;</text:p>
      <text:p text:style-name="P13">//<text:tab/><text:tab/><text:tab/>}</text:p>
      <text:p text:style-name="P13">//<text:tab/><text:tab/>});</text:p>
      <text:p text:style-name="P13">//<text:tab/><text:tab/>main.addView(draw);</text:p>
      <text:p text:style-name="P11"><text:span text:style-name="T5"><text:tab/><text:tab/></text:span><text:span text:style-name="T3">final</text:span><text:span text:style-name="T5"> ImageView image=</text:span><text:span text:style-name="T3">new</text:span><text:span text:style-name="T5"> ImageView(</text:span><text:span text:style-name="T3">this</text:span><text:span text:style-name="T5">);</text:span></text:p>
      <text:p text:style-name="P12"><text:tab/><text:tab/>main.addView(image);</text:p>
      <text:p text:style-name="P11"><text:span text:style-name="T5"><text:tab/><text:tab/>image.setImageResource(</text:span><text:span text:style-name="T8">images</text:span><text:span text:style-name="T5">[0]);</text:span></text:p>
      <text:p text:style-name="P11"><text:span text:style-name="T5"><text:tab/><text:tab/>image.setOnClickListener(</text:span><text:span text:style-name="T3">new</text:span><text:span text:style-name="T5"> OnClickListener() {</text:span></text:p>
      <text:p text:style-name="P12"><text:tab/><text:tab/><text:tab/></text:p>
      <text:p text:style-name="P11"><text:span text:style-name="T5"><text:tab/><text:tab/><text:tab/></text:span><text:span text:style-name="T12">@Override</text:span></text:p>
      <text:p text:style-name="P11"><text:span text:style-name="T5"><text:tab/><text:tab/><text:tab/></text:span><text:span text:style-name="T3">public</text:span><text:span text:style-name="T5"> </text:span><text:span text:style-name="T3">void</text:span><text:span text:style-name="T5"> onClick(View v) {</text:span></text:p>
      <text:p text:style-name="P11"><text:span text:style-name="T5"><text:tab/><text:tab/><text:tab/><text:tab/></text:span><text:span text:style-name="T3">if</text:span><text:span text:style-name="T5">(</text:span><text:span text:style-name="T8">currentImg</text:span><text:span text:style-name="T5">&gt;=4){</text:span></text:p>
      <text:p text:style-name="P11"><text:span text:style-name="T5"><text:tab/><text:tab/><text:tab/><text:tab/><text:tab/></text:span><text:span text:style-name="T8">currentImg</text:span><text:span text:style-name="T5">=-1;</text:span></text:p>
      <text:p text:style-name="P12"><text:tab/><text:tab/><text:tab/><text:tab/>}</text:p>
      <text:p text:style-name="P11"><text:span text:style-name="T5"><text:tab/><text:tab/><text:tab/><text:tab/>image.setImageResource(</text:span><text:span text:style-name="T8">images</text:span><text:span text:style-name="T5">[++</text:span><text:span text:style-name="T8">currentImg</text:span><text:span text:style-name="T5">]);</text:span></text:p>
      <text:p text:style-name="P12"><text:tab/><text:tab/><text:tab/>}</text:p>
      <text:p text:style-name="P12"><text:tab/><text:tab/>});</text:p>
      <text:p text:style-name="P12"><text:tab/>}</text:p>
      <text:p text:style-name="P11"/>
      <text:p text:style-name="P14"><text:span text:style-name="T7">}</text:span></text:p>
      <text:p text:style-name="P14"><text:span text:style-name="T7"/></text:p>
      <text:p text:style-name="P14"><text:span text:style-name="T7"/></text:p>
      <text:p text:style-name="P14"><text:span text:style-name="T7">重写View类方法(P44)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</meta:initial-creator>
    <meta:creation-date>2012-11-12T22:04:26</meta:creation-date>
    <dc:date>2012-11-13T23:57:07</dc:date>
    <dc:creator>roger </dc:creator>
    <meta:editing-duration>PT6H52M43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2" meta:paragraph-count="80" meta:word-count="236" meta:character-count="2265" meta:non-whitespace-character-count="2297"/>
  </office:meta>
</office:document-meta>
</file>